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draw:fill="gradient" draw:fill-gradient-name="Gradient_20_31" draw:gradient-step-count="0" draw:textarea-vertical-align="middle" loext:decorative="false"/>
    </style:style>
    <style:style style:name="gr2" style:family="graphic">
      <style:graphic-properties style:writing-mode="lr-tb" loext:decorative="false"/>
    </style:style>
    <style:style style:name="gr3" style:family="graphic" style:parent-style-name="standard">
      <style:graphic-properties svg:stroke-width="0.01cm" svg:stroke-color="#224b12" draw:marker-start-width="0.215cm" draw:marker-end-width="0.215cm" draw:fill="gradient" draw:fill-color="#bbe33d" draw:fill-gradient-name="DegVert30" draw:gradient-step-count="0" draw:textarea-vertical-align="middle" fo:padding-top="0.13cm" fo:padding-bottom="0.13cm" fo:padding-left="0.255cm" fo:padding-right="0.255cm" loext:decorative="false"/>
    </style:style>
    <style:style style:name="gr4" style:family="graphic" style:parent-style-name="standard">
      <style:graphic-properties svg:stroke-width="0.01cm" svg:stroke-color="#ff0000" draw:marker-start-width="0.215cm" draw:marker-end-width="0.215cm" draw:fill="gradient" draw:fill-gradient-name="Gradient_20_32" draw:gradient-step-count="0" fo:min-height="0cm" fo:min-width="0cm" fo:padding-top="0.13cm" fo:padding-bottom="0.13cm" fo:padding-left="0.255cm" fo:padding-right="0.255cm" fo:wrap-option="wrap" loext:decorative="false"/>
    </style:style>
    <style:style style:name="gr5" style:family="graphic" style:parent-style-name="standard">
      <style:graphic-properties draw:stroke="none" draw:stroke-dash="Dash_20_Dot_20_1" svg:stroke-width="0cm" svg:stroke-color="#3465a4" draw:marker-start="" draw:marker-start-width="0.2cm" draw:marker-start-center="false" draw:marker-end="" draw:marker-end-width="0.2cm" draw:marker-end-center="false" svg:stroke-opacity="100%" draw:stroke-linejoin="round" svg:stroke-linecap="butt" draw:fill="solid" draw:fill-color="#ff6d6d"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6" style:family="graphic" style:parent-style-name="standard">
      <style:graphic-properties draw:stroke="none" draw:stroke-dash="Dash_20_Dot_20_1" svg:stroke-width="0cm" svg:stroke-color="#3465a4" draw:marker-start="" draw:marker-start-width="0.2cm" draw:marker-start-center="false" draw:marker-end="" draw:marker-end-width="0.2cm" draw:marker-end-center="false" svg:stroke-opacity="100%" draw:stroke-linejoin="round" svg:stroke-linecap="butt" draw:fill="solid" draw:fill-color="#ff6d6d"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horizontal-segments="24" dr3d:vertical-segments="24" dr3d:backface-culling="enabled" dr3d:normals-kind="object" dr3d:normals-direction="inverse" dr3d:texture-filter="enabled" dr3d:diffuse-color="#00b8ff" dr3d:emissive-color="#000000" dr3d:specular-color="#ff8000" dr3d:shininess="15%" dr3d:shadow="hidden" loext:decorative="false"/>
    </style:style>
    <style:style style:name="P1" style:family="paragraph">
      <loext:graphic-properties draw:fill="gradient" draw:fill-gradient-name="Gradient_20_31" draw:gradient-step-count="0"/>
      <style:paragraph-properties fo:text-align="center"/>
    </style:style>
    <style:style style:name="P2" style:family="paragraph">
      <loext:graphic-properties draw:fill="gradient" draw:fill-color="#bbe33d" draw:fill-gradient-name="DegVert30" draw:gradient-step-count="0"/>
      <style:paragraph-properties fo:text-align="center"/>
    </style:style>
    <style:style style:name="P3" style:family="paragraph">
      <loext:graphic-properties draw:fill="gradient" draw:fill-gradient-name="Gradient_20_32" draw:gradient-step-count="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olygon draw:style-name="gr1" draw:text-style-name="P1" draw:layer="layout" svg:width="1.458cm" svg:height="0.366cm" svg:x="0.146cm" svg:y="0.387cm" svg:viewBox="0 0 1459 367" draw:points="0,367 1277,367 1459,0 684,0">
          <text:p/>
        </draw:polygon>
        <draw:g draw:style-name="gr2">
          <draw:polygon draw:style-name="gr3" draw:text-style-name="P2" draw:layer="layout" svg:width="0.205cm" svg:height="0.153cm" svg:x="0.77cm" svg:y="0.323cm" svg:viewBox="0 0 206 154" draw:points="102,154 102,110 96,99 69,82 35,71 14,57 0,34 2,18 8,9 29,25 47,49 64,63 95,82 99,57 125,57 122,81 144,55 165,28 177,14 190,5 206,0 204,18 192,43 177,63 151,80 130,95 122,108 120,127 122,146 126,153">
            <text:p/>
          </draw:polygon>
          <draw:custom-shape draw:style-name="gr4" draw:text-style-name="P3" draw:layer="layout" svg:width="0.134cm" svg:height="0.078cm" svg:x="0.818cm" svg:y="0.31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5" svg:width="0.088cm" svg:height="0.052cm" svg:x="0.839cm" svg:y="0.331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 draw:layer="layout"/>
          </dr3d:scene>
        </draw:g>
        <draw:g draw:style-name="gr2">
          <draw:polygon draw:style-name="gr3" draw:text-style-name="P2" draw:layer="layout" svg:width="0.273cm" svg:height="0.263cm" svg:x="0.403cm" svg:y="0.436cm" svg:viewBox="0 0 274 264" draw:points="136,264 136,191 127,171 92,142 47,122 18,99 0,59 2,30 10,16 39,44 62,84 85,109 125,142 131,99 166,99 161,139 191,95 219,47 235,23 252,10 274,0 270,30 255,75 235,108 201,137 172,164 161,186 159,218 162,252 167,263">
            <text:p/>
          </draw:polygon>
          <draw:custom-shape draw:style-name="gr4" draw:text-style-name="P3" draw:layer="layout" svg:width="0.177cm" svg:height="0.133cm" svg:x="0.467cm" svg:y="0.42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5" svg:width="0.118cm" svg:height="0.088cm" svg:x="0.495cm" svg:y="0.45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 draw:layer="layout"/>
          </dr3d:scene>
        </draw:g>
        <draw:g draw:style-name="gr2">
          <draw:polygon draw:style-name="gr3" draw:text-style-name="P2" draw:layer="layout" svg:width="0.225cm" svg:height="0.166cm" svg:x="1.181cm" svg:y="0.315cm" svg:viewBox="0 0 226 167" draw:points="112,167 112,120 105,108 75,90 38,78 15,63 0,37 2,19 8,10 32,28 51,53 70,69 104,89 108,63 137,63 133,88 157,60 180,30 193,15 208,6 226,0 222,19 210,47 193,68 166,87 142,104 133,118 131,138 134,159 137,166">
            <text:p/>
          </draw:polygon>
          <draw:custom-shape draw:style-name="gr4" draw:text-style-name="P3" draw:layer="layout" svg:width="0.144cm" svg:height="0.084cm" svg:x="1.235cm" svg:y="0.30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5" svg:width="0.096cm" svg:height="0.056cm" svg:x="1.257cm" svg:y="0.324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 draw:layer="layout"/>
          </dr3d:scene>
        </draw:g>
        <draw:g draw:style-name="gr2">
          <draw:polygon draw:style-name="gr3" draw:text-style-name="P2" draw:layer="layout" svg:width="0.267cm" svg:height="0.277cm" svg:x="0.972cm" svg:y="0.425cm" svg:viewBox="0 0 268 278" draw:points="133,278 133,200 125,179 90,149 46,128 18,104 0,62 3,32 9,17 38,46 60,88 83,114 122,149 128,104 162,104 158,146 187,100 214,50 230,24 246,10 268,0 264,32 249,79 230,113 196,144 168,172 158,195 156,229 159,264 163,276">
            <text:p/>
          </draw:polygon>
          <draw:custom-shape draw:style-name="gr4" draw:text-style-name="P3" draw:layer="layout" svg:width="0.172cm" svg:height="0.139cm" svg:x="1.036cm" svg:y="0.41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5" svg:width="0.114cm" svg:height="0.092cm" svg:x="1.062cm" svg:y="0.44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 draw:layer="layout"/>
          </dr3d:scene>
        </draw:g>
        <draw:g draw:style-name="gr2">
          <draw:polygon draw:style-name="gr1" draw:text-style-name="P1" draw:layer="layout" svg:width="1.945cm" svg:height="0.861cm" svg:x="0.03cm" svg:y="0.873cm" svg:viewBox="0 0 1946 862" draw:points="0,862 1703,862 1946,0 912,0">
            <text:p/>
          </draw:polygon>
          <draw:g draw:style-name="gr2">
            <draw:polygon draw:style-name="gr3" draw:text-style-name="P2" draw:layer="layout" svg:width="0.348cm" svg:height="0.36cm" svg:x="0.788cm" svg:y="0.723cm" svg:viewBox="0 0 349 361" draw:points="173,361 173,260 163,233 117,193 60,167 23,135 0,80 3,42 13,22 49,60 79,114 108,148 160,193 167,135 211,135 206,190 244,130 279,65 299,32 321,13 349,0 344,42 325,102 299,148 256,187 219,223 206,253 203,298 207,343 213,359">
              <text:p/>
            </draw:polygon>
            <draw:custom-shape draw:style-name="gr4" draw:text-style-name="P3" draw:layer="layout" svg:width="0.225cm" svg:height="0.181cm" svg:x="0.87cm" svg:y="0.7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5" svg:width="0.15cm" svg:height="0.121cm" svg:x="0.905cm" svg:y="0.742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 draw:layer="layout"/>
            </dr3d:scene>
          </draw:g>
          <draw:g draw:style-name="gr2">
            <draw:polygon draw:style-name="gr3" draw:text-style-name="P2" draw:layer="layout" svg:width="0.453cm" svg:height="0.621cm" svg:x="0.284cm" svg:y="0.987cm" svg:viewBox="0 0 454 622" draw:points="225,622 225,449 211,403 152,334 77,288 30,233 0,138 4,71 16,37 64,104 102,197 140,256 207,333 217,233 274,233 267,327 317,223 362,111 389,55 417,23 454,0 447,71 422,177 389,253 332,323 285,385 267,437 264,512 269,592 276,619">
              <text:p/>
            </draw:polygon>
            <draw:custom-shape draw:style-name="gr4" draw:text-style-name="P3" draw:layer="layout" svg:width="0.293cm" svg:height="0.312cm" svg:x="0.391cm" svg:y="0.96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5" svg:width="0.195cm" svg:height="0.208cm" svg:x="0.436cm" svg:y="1.019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 draw:layer="layout"/>
            </dr3d:scene>
          </draw:g>
          <draw:g draw:style-name="gr2">
            <draw:polygon draw:style-name="gr3" draw:text-style-name="P2" draw:layer="layout" svg:width="0.359cm" svg:height="0.393cm" svg:x="1.352cm" svg:y="0.703cm" svg:viewBox="0 0 360 394" draw:points="178,394 178,283 168,254 120,211 61,182 24,148 0,88 3,46 13,24 51,66 81,125 111,162 165,210 172,148 218,148 212,206 251,142 287,71 308,35 331,14 360,0 354,46 335,112 308,161 264,204 226,244 212,277 209,324 214,374 219,391">
              <text:p/>
            </draw:polygon>
            <draw:custom-shape draw:style-name="gr4" draw:text-style-name="P3" draw:layer="layout" svg:width="0.232cm" svg:height="0.198cm" svg:x="1.437cm" svg:y="0.68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5" svg:width="0.154cm" svg:height="0.132cm" svg:x="1.473cm" svg:y="0.724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 draw:layer="layout"/>
            </dr3d:scene>
          </draw:g>
          <draw:g draw:style-name="gr2">
            <draw:polygon draw:style-name="gr3" draw:text-style-name="P2" draw:layer="layout" svg:width="0.426cm" svg:height="0.652cm" svg:x="1.062cm" svg:y="0.962cm" svg:viewBox="0 0 427 653" draw:points="212,653 212,470 199,421 143,351 73,302 28,245 0,145 4,75 15,39 60,109 96,207 132,268 195,349 204,245 258,245 251,343 298,235 341,117 366,57 392,24 427,0 420,75 397,185 366,266 313,339 268,404 251,459 248,538 253,621 260,650">
              <text:p/>
            </draw:polygon>
            <draw:custom-shape draw:style-name="gr4" draw:text-style-name="P3" draw:layer="layout" svg:width="0.275cm" svg:height="0.328cm" svg:x="1.163cm" svg:y="0.93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5" svg:width="0.183cm" svg:height="0.219cm" svg:x="1.205cm" svg:y="0.995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 draw:layer="layout"/>
            </dr3d:scene>
          </draw:g>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DegVert30"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31" draw:display-name="Gradient 31" draw:style="linear" draw:start-color="#b47804" draw:end-color="#813709" draw:start-intensity="100%" draw:end-intensity="100%" draw:angle="164deg" draw:border="0%">
      <loext:gradient-stop svg:offset="0" loext:color-type="rgb" loext:color-value="#b47804"/>
      <loext:gradient-stop svg:offset="1" loext:color-type="rgb" loext:color-value="#813709"/>
    </draw:gradient>
    <draw:gradient draw:name="Gradient_20_32" draw:display-name="Gradient 32" draw:style="linear" draw:start-color="#ffff00" draw:end-color="#ff8000" draw:start-intensity="100%" draw:end-intensity="100%" draw:angle="30deg" draw:border="0%">
      <loext:gradient-stop svg:offset="0" loext:color-type="rgb" loext:color-value="#ffff00"/>
      <loext:gradient-stop svg:offset="1" loext:color-type="rgb" loext:color-value="#ff8000"/>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cm" fo:page-height="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 </meta:initial-creator>
    <meta:creation-date>2024-11-19T06:14:33.351699737</meta:creation-date>
    <dc:date>2024-12-23T14:15:30.474155067</dc:date>
    <dc:creator>Marc</dc:creator>
    <meta:editing-duration>PT2H12M21S</meta:editing-duration>
    <meta:editing-cycles>18</meta:editing-cycles>
    <meta:generator>LibreOffice/24.2.7.2$Linux_X86_64 LibreOffice_project/420$Build-2</meta:generator>
    <meta:document-statistic meta:object-count="43"/>
  </office:meta>
</office:document-meta>
</file>